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PL-011:~$ sudo /opt/lampp/bin -u root -p</text:p>
      <text:p text:style-name="Standard">[sudo] password for addweb: </text:p>
      <text:p text:style-name="Standard">sudo: /opt/lampp/bin: command not found</text:p>
      <text:p text:style-name="Standard">addweb@JPL-011:~$ sudo /opt/lampp/bin/mysql -u root -p</text:p>
      <text:p text:style-name="Standard">Warning: World-writable config file '/opt/lampp/etc/my.cnf' is ignored</text:p>
      <text:p text:style-name="Standard">Enter password: </text:p>
      <text:p text:style-name="Standard">ERROR 1045 (28000): Access denied for user 'root'@'localhost' (using password: YES)</text:p>
      <text:p text:style-name="Standard">addweb@JPL-011:~$ ^C</text:p>
      <text:p text:style-name="Standard">addweb@JPL-011:~$ sudo /opt/lampp/bin/mysql -u root</text:p>
      <text:p text:style-name="Standard">Warning: World-writable config file '/opt/lampp/etc/my.cnf' is ignored</text:p>
      <text:p text:style-name="Standard">Welcome to the MariaDB monitor. <text:s/>Commands end with ; or \g.</text:p>
      <text:p text:style-name="Standard">Your MariaDB connection id is 10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YourShop <text:s text:c="10"/>|</text:p>
      <text:p text:style-name="Standard">| company1 <text:s text:c="10"/>|</text:p>
      <text:p text:style-name="Standard">| ecommerce website <text:s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chool1 <text:s text:c="11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(none)]&gt; create database practice;</text:p>
      <text:p text:style-name="Standard">Query OK, 1 row affected (0.000 sec)</text:p>
      <text:p text:style-name="Standard"/>
      <text:p text:style-name="Standard">MariaDB [(none)]&gt; use practice;</text:p>
      <text:p text:style-name="Standard">Database changed</text:p>
      <text:p text:style-name="Standard">MariaDB [practice]&gt; create table student()</text:p>
      <text:p text:style-name="Standard"><text:s text:c="4"/>-&gt; create table student(</text:p>
      <text:p text:style-name="Standard"><text:s text:c="4"/>-&gt; id int,</text:p>
      <text:p text:style-name="Standard"><text:s text:c="4"/>-&gt; name varchar(50),</text:p>
      <text:p text:style-name="Standard"><text:s text:c="4"/>-&gt; email varchar(50),</text:p>
      <text:p text:style-name="Standard"><text:s text:c="4"/>-&gt; password varchar(50)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</text:p>
      <text:p text:style-name="Standard">create table student(</text:p>
      <text:p text:style-name="Standard">id int,</text:p>
      <text:p text:style-name="Standard">name varchar(50),</text:p>
      <text:p text:style-name="Standard">email varchar(50),</text:p>
      <text:p text:style-name="Standard"><text:soft-page-break/>password...' at line 1</text:p>
      <text:p text:style-name="Standard">MariaDB [practice]&gt; create table student(</text:p>
      <text:p text:style-name="Standard"><text:s text:c="4"/>-&gt; id bigint(10) primary key,</text:p>
      <text:p text:style-name="Standard"><text:s text:c="4"/>-&gt; name varchar(50) not null,</text:p>
      <text:p text:style-name="Standard"><text:s text:c="4"/>-&gt; email varchar(50) not null,</text:p>
      <text:p text:style-name="Standard"><text:s text:c="4"/>-&gt; mobile bigint(10) unique</text:p>
      <text:p text:style-name="Standard"><text:s text:c="4"/>-&gt; );</text:p>
      <text:p text:style-name="Standard">Query OK, 0 rows affected (0.010 sec)</text:p>
      <text:p text:style-name="Standard"/>
      <text:p text:style-name="Standard">MariaDB [practice]&gt; insert into student(id,name,email,phone) values(1,'mukesh','mukesh123@gmail.com',9111111111);</text:p>
      <text:p text:style-name="Standard">ERROR 1054 (42S22): Unknown column 'phone' in 'field list'</text:p>
      <text:p text:style-name="Standard">MariaDB [practice]&gt; insert into student(id,name,email,mobile) values(1,'mukesh','mukesh123@gmail.com',9111111111);</text:p>
      <text:p text:style-name="Standard">Query OK, 1 row affected (0.002 sec)</text:p>
      <text:p text:style-name="Standard"/>
      <text:p text:style-name="Standard">MariaDB [practice]&gt; insert into student(id,name,email,mobile) values(2,'aditya','aditya123@gmail.com',9222222222);</text:p>
      <text:p text:style-name="Standard">Query OK, 1 row affected (0.002 sec)</text:p>
      <text:p text:style-name="Standard"/>
      <text:p text:style-name="Standard">MariaDB [practice]&gt; select * from student</text:p>
      <text:p text:style-name="Standard"><text:s text:c="4"/>-&gt; select * from student;</text:p>
      <text:p text:style-name="Standard">ERROR 1064 (42000): You have an error in your SQL syntax; check the manual that corresponds to your MariaDB server version for the right syntax to use near 'select * from student' at line 2</text:p>
      <text:p text:style-name="Standard">MariaDB [practice]&gt; select * from student;</text:p>
      <text:p text:style-name="Standard">+----+--------+---------------------+------------+</text:p>
      <text:p text:style-name="Standard">| id | name <text:s text:c="2"/>| email <text:s text:c="14"/>| mobile <text:s text:c="4"/>|</text:p>
      <text:p text:style-name="Standard">+----+--------+---------------------+------------+</text:p>
      <text:p text:style-name="Standard">| <text:s/>1 | mukesh | mukesh123@gmail.com | 9111111111 |</text:p>
      <text:p text:style-name="Standard">| <text:s/>2 | aditya | aditya123@gmail.com | 9222222222 |</text:p>
      <text:p text:style-name="Standard">+----+--------+---------------------+------------+</text:p>
      <text:p text:style-name="Standard">2 rows in set (0.001 sec)</text:p>
      <text:p text:style-name="Standard"/>
      <text:p text:style-name="Standard">MariaDB [practice]&gt; insert into student values(3, 'lokesh', 'lokesh123@gmail.com', 9333333333);</text:p>
      <text:p text:style-name="Standard">Query OK, 1 row affected (0.016 sec)</text:p>
      <text:p text:style-name="Standard"/>
      <text:p text:style-name="Standard">MariaDB [practice]&gt; select * from student;</text:p>
      <text:p text:style-name="Standard">+----+--------+---------------------+------------+</text:p>
      <text:p text:style-name="Standard">| id | name <text:s text:c="2"/>| email <text:s text:c="14"/>| mobile <text:s text:c="4"/>|</text:p>
      <text:p text:style-name="Standard">+----+--------+---------------------+------------+</text:p>
      <text:p text:style-name="Standard">| <text:s/>1 | mukesh | mukesh123@gmail.com | 9111111111 |</text:p>
      <text:p text:style-name="Standard">| <text:s/>2 | aditya | aditya123@gmail.com | 9222222222 |</text:p>
      <text:p text:style-name="Standard">| <text:s/>3 | lokesh | lokesh123@gmail.com | 9333333333 |</text:p>
      <text:p text:style-name="Standard">+----+--------+---------------------+------------+</text:p>
      <text:p text:style-name="Standard">3 rows in set (0.001 sec)</text:p>
      <text:p text:style-name="Standard"/>
      <text:p text:style-name="Standard">MariaDB [practice]&gt; select email from student where name='mukesh';</text:p>
      <text:p text:style-name="Standard">+---------------------+</text:p>
      <text:p text:style-name="Standard">| email <text:s text:c="14"/>|</text:p>
      <text:p text:style-name="Standard">+---------------------+</text:p>
      <text:p text:style-name="Standard">| mukesh123@gmail.com |</text:p>
      <text:p text:style-name="Standard">+---------------------+</text:p>
      <text:p text:style-name="Standard"><text:soft-page-break/>1 row in set (0.001 sec)</text:p>
      <text:p text:style-name="Standard"/>
      <text:p text:style-name="Standard">MariaDB [practice]&gt; insert into student values(4, 'mansi', 'mansi123@gmail.com', 9444444444);</text:p>
      <text:p text:style-name="Standard">Query OK, 1 row affected (0.002 sec)</text:p>
      <text:p text:style-name="Standard"/>
      <text:p text:style-name="Standard">MariaDB [practice]&gt; insert into student values(5, 'himanshu', 'himanshu123@gmail.com', 9555555555);</text:p>
      <text:p text:style-name="Standard">Query OK, 1 row affected (0.002 sec)</text:p>
      <text:p text:style-name="Standard"/>
      <text:p text:style-name="Standard">MariaDB [practice]&gt; insert into student values(6, 'nikhil', 'nikhil123@gmail.com', 9666666666);</text:p>
      <text:p text:style-name="Standard">Query OK, 1 row affected (0.002 sec)</text:p>
      <text:p text:style-name="Standard"/>
      <text:p text:style-name="Standard">MariaDB [practice]&gt; insert into student values(7, 'vinit', 'vinit123@gmail.com', 9777777777);</text:p>
      <text:p text:style-name="Standard">Query OK, 1 row affected (0.002 sec)</text:p>
      <text:p text:style-name="Standard"/>
      <text:p text:style-name="Standard">MariaDB [practice]&gt; select * from student;</text:p>
      <text:p text:style-name="Standard">+----+----------+-----------------------+------------+</text:p>
      <text:p text:style-name="Standard">| id | name <text:s text:c="4"/>| email <text:s text:c="16"/>| mobile <text:s text:c="4"/>|</text:p>
      <text:p text:style-name="Standard">+----+----------+-----------------------+------------+</text:p>
      <text:p text:style-name="Standard">| <text:s/>1 | mukesh <text:s text:c="2"/>| mukesh123@gmail.com <text:s text:c="2"/>| 9111111111 |</text:p>
      <text:p text:style-name="Standard">| <text:s/>2 | aditya <text:s text:c="2"/>| aditya123@gmail.com <text:s text:c="2"/>| 9222222222 |</text:p>
      <text:p text:style-name="Standard">| <text:s/>3 | lokesh <text:s text:c="2"/>| lokesh123@gmail.com <text:s text:c="2"/>| 9333333333 |</text:p>
      <text:p text:style-name="Standard">| <text:s/>4 | mansi <text:s text:c="3"/>| mansi123@gmail.com <text:s text:c="3"/>| 9444444444 |</text:p>
      <text:p text:style-name="Standard">| <text:s/>5 | himanshu | himanshu123@gmail.com | 9555555555 |</text:p>
      <text:p text:style-name="Standard">| <text:s/>6 | nikhil <text:s text:c="2"/>| nikhil123@gmail.com <text:s text:c="2"/>| 9666666666 |</text:p>
      <text:p text:style-name="Standard">| <text:s/>7 | vinit <text:s text:c="3"/>| vinit123@gmail.com <text:s text:c="3"/>| 9777777777 |</text:p>
      <text:p text:style-name="Standard">+----+----------+-----------------------+------------+</text:p>
      <text:p text:style-name="Standard">7 rows in set (0.000 sec)</text:p>
      <text:p text:style-name="Standard"/>
      <text:p text:style-name="Standard">MariaDB [practice]&gt; update student set name="mukesh kumar" where id=1;</text:p>
      <text:p text:style-name="Standard">Query OK, 1 row affected (0.002 sec)</text:p>
      <text:p text:style-name="Standard">Rows matched: 1 <text:s/>Changed: 1 <text:s/>Warnings: 0</text:p>
      <text:p text:style-name="Standard"/>
      <text:p text:style-name="Standard">MariaDB [practice]&gt; select * from student where id=1;</text:p>
      <text:p text:style-name="Standard">+----+--------------+---------------------+------------+</text:p>
      <text:p text:style-name="Standard">| id | name <text:s text:c="8"/>| email <text:s text:c="14"/>| mobile <text:s text:c="4"/>|</text:p>
      <text:p text:style-name="Standard">+----+--------------+---------------------+------------+</text:p>
      <text:p text:style-name="Standard">| <text:s/>1 | mukesh kumar | mukesh123@gmail.com | 9111111111 |</text:p>
      <text:p text:style-name="Standard">+----+--------------+---------------------+------------+</text:p>
      <text:p text:style-name="Standard">1 row in set (0.001 sec)</text:p>
      <text:p text:style-name="Standard"/>
      <text:p text:style-name="Standard">MariaDB [practice]&gt; select * from student order by name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2 | aditya <text:s text:c="6"/>| aditya123@gmail.com <text:s text:c="2"/>| 9222222222 |</text:p>
      <text:p text:style-name="Standard">| <text:s/>5 | himanshu <text:s text:c="4"/>| himanshu123@gmail.com | 9555555555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1 | mukesh kumar | mukesh123@gmail.com <text:s text:c="2"/>| 9111111111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<text:soft-page-break/>+----+--------------+-----------------------+------------+</text:p>
      <text:p text:style-name="Standard">7 rows in set (0.001 sec)</text:p>
      <text:p text:style-name="Standard"/>
      <text:p text:style-name="Standard">MariaDB [practice]&gt; select * from student limit 5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+----+--------------+-----------------------+------------+</text:p>
      <text:p text:style-name="Standard">5 rows in set (0.001 sec)</text:p>
      <text:p text:style-name="Standard"/>
      <text:p text:style-name="Standard">MariaDB [practice]&gt; select * from student order by name limit 5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2 | aditya <text:s text:c="6"/>| aditya123@gmail.com <text:s text:c="2"/>| 9222222222 |</text:p>
      <text:p text:style-name="Standard">| <text:s/>5 | himanshu <text:s text:c="4"/>| himanshu123@gmail.com | 9555555555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1 | mukesh kumar | mukesh123@gmail.com <text:s text:c="2"/>| 9111111111 |</text:p>
      <text:p text:style-name="Standard">+----+--------------+-----------------------+------------+</text:p>
      <text:p text:style-name="Standard">5 rows in set (0.001 sec)</text:p>
      <text:p text:style-name="Standard"/>
      <text:p text:style-name="Standard">MariaDB [practice]&gt; select max(id) from student;</text:p>
      <text:p text:style-name="Standard">+---------+</text:p>
      <text:p text:style-name="Standard">| max(id) |</text:p>
      <text:p text:style-name="Standard">+---------+</text:p>
      <text:p text:style-name="Standard">| <text:s text:c="6"/>7 |</text:p>
      <text:p text:style-name="Standard">+---------+</text:p>
      <text:p text:style-name="Standard">1 row in set (0.000 sec)</text:p>
      <text:p text:style-name="Standard"/>
      <text:p text:style-name="Standard">MariaDB [practice]&gt; select min(name) from student;</text:p>
      <text:p text:style-name="Standard">+-----------+</text:p>
      <text:p text:style-name="Standard">| min(name) |</text:p>
      <text:p text:style-name="Standard">+-----------+</text:p>
      <text:p text:style-name="Standard">| aditya <text:s text:c="3"/>|</text:p>
      <text:p text:style-name="Standard">+-----------+</text:p>
      <text:p text:style-name="Standard">1 row in set (0.000 sec)</text:p>
      <text:p text:style-name="Standard"/>
      <text:p text:style-name="Standard">MariaDB [practice]&gt; select count(id) from student where id&lt;5;</text:p>
      <text:p text:style-name="Standard">+-----------+</text:p>
      <text:p text:style-name="Standard">| count(id) |</text:p>
      <text:p text:style-name="Standard">+-----------+</text:p>
      <text:p text:style-name="Standard">| <text:s text:c="8"/>4 |</text:p>
      <text:p text:style-name="Standard">+-----------+</text:p>
      <text:p text:style-name="Standard">1 row in set (0.001 sec)</text:p>
      <text:p text:style-name="Standard"/>
      <text:p text:style-name="Standard">MariaDB [practice]&gt; select name from student where name like 'a%';</text:p>
      <text:p text:style-name="Standard"><text:soft-page-break/>+--------+</text:p>
      <text:p text:style-name="Standard">| name <text:s text:c="2"/>|</text:p>
      <text:p text:style-name="Standard">+--------+</text:p>
      <text:p text:style-name="Standard">| aditya |</text:p>
      <text:p text:style-name="Standard">+--------+</text:p>
      <text:p text:style-name="Standard">1 row in set (0.001 sec)</text:p>
      <text:p text:style-name="Standard"/>
      <text:p text:style-name="Standard">MariaDB [practice]&gt; select name from student where name like "_r%";</text:p>
      <text:p text:style-name="Standard">Empty set (0.001 sec)</text:p>
      <text:p text:style-name="Standard"/>
      <text:p text:style-name="Standard">MariaDB [practice]&gt; select name from student where name like "_u%";</text:p>
      <text:p text:style-name="Standard">+--------------+</text:p>
      <text:p text:style-name="Standard">| name <text:s text:c="8"/>|</text:p>
      <text:p text:style-name="Standard">+--------------+</text:p>
      <text:p text:style-name="Standard">| mukesh kumar |</text:p>
      <text:p text:style-name="Standard">+--------------+</text:p>
      <text:p text:style-name="Standard">1 row in set (0.001 sec)</text:p>
      <text:p text:style-name="Standard"/>
      <text:p text:style-name="Standard">MariaDB [practice]&gt; select * from student where id in (1,5)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5 | himanshu <text:s text:c="4"/>| himanshu123@gmail.com | 9555555555 |</text:p>
      <text:p text:style-name="Standard">+----+--------------+-----------------------+------------+</text:p>
      <text:p text:style-name="Standard">2 rows in set (0.001 sec)</text:p>
      <text:p text:style-name="Standard"/>
      <text:p text:style-name="Standard">MariaDB [practice]&gt; select * from student where id between 2 and 7;</text:p>
      <text:p text:style-name="Standard">+----+----------+-----------------------+------------+</text:p>
      <text:p text:style-name="Standard">| id | name <text:s text:c="4"/>| email <text:s text:c="16"/>| mobile <text:s text:c="4"/>|</text:p>
      <text:p text:style-name="Standard">+----+----------+-----------------------+------------+</text:p>
      <text:p text:style-name="Standard">| <text:s/>2 | aditya <text:s text:c="2"/>| aditya123@gmail.com <text:s text:c="2"/>| 9222222222 |</text:p>
      <text:p text:style-name="Standard">| <text:s/>3 | lokesh <text:s text:c="2"/>| lokesh123@gmail.com <text:s text:c="2"/>| 9333333333 |</text:p>
      <text:p text:style-name="Standard">| <text:s/>4 | mansi <text:s text:c="3"/>| mansi123@gmail.com <text:s text:c="3"/>| 9444444444 |</text:p>
      <text:p text:style-name="Standard">| <text:s/>5 | himanshu | himanshu123@gmail.com | 9555555555 |</text:p>
      <text:p text:style-name="Standard">| <text:s/>6 | nikhil <text:s text:c="2"/>| nikhil123@gmail.com <text:s text:c="2"/>| 9666666666 |</text:p>
      <text:p text:style-name="Standard">| <text:s/>7 | vinit <text:s text:c="3"/>| vinit123@gmail.com <text:s text:c="3"/>| 9777777777 |</text:p>
      <text:p text:style-name="Standard">+----+----------+-----------------------+------------+</text:p>
      <text:p text:style-name="Standard">6 rows in set (0.001 sec)</text:p>
      <text:p text:style-name="Standard"/>
      <text:p text:style-name="Standard">MariaDB [practice]&gt; select name as student name from student;</text:p>
      <text:p text:style-name="Standard">ERROR 1064 (42000): You have an error in your SQL syntax; check the manual that corresponds to your MariaDB server version for the right syntax to use near 'name from student' at line 1</text:p>
      <text:p text:style-name="Standard">MariaDB [practice]&gt; select name as student_name from student;</text:p>
      <text:p text:style-name="Standard">+--------------+</text:p>
      <text:p text:style-name="Standard">| student_name |</text:p>
      <text:p text:style-name="Standard">+--------------+</text:p>
      <text:p text:style-name="Standard">| mukesh kumar |</text:p>
      <text:p text:style-name="Standard">| aditya <text:s text:c="6"/>|</text:p>
      <text:p text:style-name="Standard">| lokesh <text:s text:c="6"/>|</text:p>
      <text:p text:style-name="Standard">| mansi <text:s text:c="7"/>|</text:p>
      <text:p text:style-name="Standard">| himanshu <text:s text:c="4"/>|</text:p>
      <text:p text:style-name="Standard"><text:soft-page-break/>| nikhil <text:s text:c="6"/>|</text:p>
      <text:p text:style-name="Standard">| vinit <text:s text:c="7"/>|</text:p>
      <text:p text:style-name="Standard">+--------------+</text:p>
      <text:p text:style-name="Standard">7 rows in set (0.001 sec)</text:p>
      <text:p text:style-name="Standard"/>
      <text:p text:style-name="Standard">MariaDB [practice]&gt; select * from student as initial_students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0 sec)</text:p>
      <text:p text:style-name="Standard"/>
      <text:p text:style-name="Standard">MariaDB [practice]&gt; create table sports_team(</text:p>
      <text:p text:style-name="Standard"><text:s text:c="4"/>-&gt; id bigint(10),</text:p>
      <text:p text:style-name="Standard"><text:s text:c="4"/>-&gt; id bigint(10),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' at line 3</text:p>
      <text:p text:style-name="Standard">MariaDB [practice]&gt; create table sports_team(</text:p>
      <text:p text:style-name="Standard"><text:s text:c="4"/>-&gt; id bigint(11) primary key,</text:p>
      <text:p text:style-name="Standard"><text:s text:c="4"/>-&gt; name varchar(100) not null,</text:p>
      <text:p text:style-name="Standard"><text:s text:c="4"/>-&gt; sport varchar(50) null</text:p>
      <text:p text:style-name="Standard"><text:s text:c="4"/>-&gt; );</text:p>
      <text:p text:style-name="Standard">Query OK, 0 rows affected (0.009 sec)</text:p>
      <text:p text:style-name="Standard"/>
      <text:p text:style-name="Standard">MariaDB [practice]&gt; insert into sports_team values(1,'mukesh kumar', 'cricket'); </text:p>
      <text:p text:style-name="Standard">Query OK, 1 row affected (0.003 sec)</text:p>
      <text:p text:style-name="Standard"/>
      <text:p text:style-name="Standard">MariaDB [practice]&gt; insert into sports_team values(3,'lokesh', 'football');</text:p>
      <text:p text:style-name="Standard">Query OK, 1 row affected (0.002 sec)</text:p>
      <text:p text:style-name="Standard"/>
      <text:p text:style-name="Standard">MariaDB [practice]&gt; insert into sports_team values(7,'vinit', 'tennis');</text:p>
      <text:p text:style-name="Standard">Query OK, 1 row affected (0.002 sec)</text:p>
      <text:p text:style-name="Standard"/>
      <text:p text:style-name="Standard">MariaDB [practice]&gt; select * from sports_team;</text:p>
      <text:p text:style-name="Standard">+----+--------------+----------+</text:p>
      <text:p text:style-name="Standard">| id | name <text:s text:c="8"/>| sport <text:s text:c="3"/>|</text:p>
      <text:p text:style-name="Standard">+----+--------------+----------+</text:p>
      <text:p text:style-name="Standard">| <text:s/>1 | mukesh kumar | cricket <text:s/>|</text:p>
      <text:p text:style-name="Standard">| <text:s/>3 | lokesh <text:s text:c="6"/>| football |</text:p>
      <text:p text:style-name="Standard">| <text:s/>7 | vinit <text:s text:c="7"/>| tennis <text:s text:c="2"/>|</text:p>
      <text:p text:style-name="Standard">+----+--------------+----------+</text:p>
      <text:p text:style-name="Standard">3 rows in set (0.001 sec)</text:p>
      <text:p text:style-name="Standard"/>
      <text:p text:style-name="Standard">MariaDB [practice]&gt; select * from student</text:p>
      <text:p text:style-name="Standard"><text:soft-page-break/><text:s text:c="4"/>-&gt; inner join sports_team on id.student=id.sports_team;</text:p>
      <text:p text:style-name="Standard">ERROR 1054 (42S22): Unknown column 'id.student' in 'on clause'</text:p>
      <text:p text:style-name="Standard">MariaDB [practice]&gt; select id.student, name.student, sport.sports_team from student inner join sports_team on id.student=id.sports_team;</text:p>
      <text:p text:style-name="Standard">ERROR 1054 (42S22): Unknown column 'id.student' in 'field list'</text:p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0 sec)</text:p>
      <text:p text:style-name="Standard"/>
      <text:p text:style-name="Standard">MariaDB [practice]&gt; select id from student;</text:p>
      <text:p text:style-name="Standard">+----+</text:p>
      <text:p text:style-name="Standard">| id |</text:p>
      <text:p text:style-name="Standard">+----+</text:p>
      <text:p text:style-name="Standard">| <text:s/>1 |</text:p>
      <text:p text:style-name="Standard">| <text:s/>2 |</text:p>
      <text:p text:style-name="Standard">| <text:s/>3 |</text:p>
      <text:p text:style-name="Standard">| <text:s/>4 |</text:p>
      <text:p text:style-name="Standard">| <text:s/>5 |</text:p>
      <text:p text:style-name="Standard">| <text:s/>6 |</text:p>
      <text:p text:style-name="Standard">| <text:s/>7 |</text:p>
      <text:p text:style-name="Standard">+----+</text:p>
      <text:p text:style-name="Standard">7 rows in set (0.001 sec)</text:p>
      <text:p text:style-name="Standard"/>
      <text:p text:style-name="Standard">MariaDB [practice]&gt; select id.student, name.student, sport.sports_team</text:p>
      <text:p text:style-name="Standard"><text:s text:c="4"/>-&gt; from student</text:p>
      <text:p text:style-name="Standard"><text:s text:c="4"/>-&gt; select id.student, name.student, sport.sports_team</text:p>
      <text:p text:style-name="Standard"><text:s text:c="4"/>-&gt; select id.student, name.student, sport.sports_team;</text:p>
      <text:p text:style-name="Standard">ERROR 1064 (42000): You have an error in your SQL syntax; check the manual that corresponds to your MariaDB server version for the right syntax to use near 'select id.student, name.student, sport.sports_team</text:p>
      <text:p text:style-name="Standard">select id.student, name.st...' at line 3</text:p>
      <text:p text:style-name="Standard">MariaDB [practice]&gt; select id.student, name.student, sport.sports_team from student inner join sports_team on id.student=id.sports_team;</text:p>
      <text:p text:style-name="Standard">ERROR 1054 (42S22): Unknown column 'id.student' in 'field list'</text:p>
      <text:p text:style-name="Standard">MariaDB [practice]&gt; select student.id, student.name, sports_team.sport</text:p>
      <text:p text:style-name="Standard"><text:s text:c="4"/>-&gt; form student</text:p>
      <text:p text:style-name="Standard"><text:s text:c="4"/>-&gt; inner join sports_team on student.id=sports_team.id;</text:p>
      <text:p text:style-name="Standard">ERROR 1064 (42000): You have an error in your SQL syntax; check the manual that corresponds to your MariaDB server version for the right syntax to use near 'student</text:p>
      <text:p text:style-name="Standard">inner join sports_team on student.id=sports_team.id' at line 2</text:p>
      <text:p text:style-name="Standard">MariaDB [practice]&gt; select student.id, student.name, sports_team.sport from student inner join sports_team on student.id=sports_team.id;</text:p>
      <text:p text:style-name="Standard"><text:soft-page-break/>+----+--------------+----------+</text:p>
      <text:p text:style-name="Standard">| id | name <text:s text:c="8"/>| sport <text:s text:c="3"/>|</text:p>
      <text:p text:style-name="Standard">+----+--------------+----------+</text:p>
      <text:p text:style-name="Standard">| <text:s/>1 | mukesh kumar | cricket <text:s/>|</text:p>
      <text:p text:style-name="Standard">| <text:s/>3 | lokesh <text:s text:c="6"/>| football |</text:p>
      <text:p text:style-name="Standard">| <text:s/>7 | vinit <text:s text:c="7"/>| tennis <text:s text:c="2"/>|</text:p>
      <text:p text:style-name="Standard">+----+--------------+----------+</text:p>
      <text:p text:style-name="Standard">3 rows in set (0.001 sec)</text:p>
      <text:p text:style-name="Standard"/>
      <text:p text:style-name="Standard">MariaDB [practice]&gt; select student.id, student.name, student.email, sports_team.sport from student inner join sports_team on student.id=sports_team.id;</text:p>
      <text:p text:style-name="Standard">+----+--------------+---------------------+----------+</text:p>
      <text:p text:style-name="Standard">| id | name <text:s text:c="8"/>| email <text:s text:c="14"/>| sport <text:s text:c="3"/>|</text:p>
      <text:p text:style-name="Standard">+----+--------------+---------------------+----------+</text:p>
      <text:p text:style-name="Standard">| <text:s/>1 | mukesh kumar | mukesh123@gmail.com | cricket <text:s/>|</text:p>
      <text:p text:style-name="Standard">| <text:s/>3 | lokesh <text:s text:c="6"/>| lokesh123@gmail.com | football |</text:p>
      <text:p text:style-name="Standard">| <text:s/>7 | vinit <text:s text:c="7"/>| vinit123@gmail.com <text:s/>| tennis <text:s text:c="2"/>|</text:p>
      <text:p text:style-name="Standard">+----+--------------+---------------------+----------+</text:p>
      <text:p text:style-name="Standard">3 rows in set (0.001 sec)</text:p>
      <text:p text:style-name="Standard"/>
      <text:p text:style-name="Standard">MariaDB [practice]&gt; select student.id, student.name, student.email, sports_team.sport from student left join sports_team on student.id=sports_team.id;</text:p>
      <text:p text:style-name="Standard">+----+--------------+-----------------------+----------+</text:p>
      <text:p text:style-name="Standard">| id | name <text:s text:c="8"/>| email <text:s text:c="16"/>| sport <text:s text:c="3"/>|</text:p>
      <text:p text:style-name="Standard">+----+--------------+-----------------------+----------+</text:p>
      <text:p text:style-name="Standard">| <text:s/>1 | mukesh kumar | mukesh123@gmail.com <text:s text:c="2"/>| cricket <text:s/>|</text:p>
      <text:p text:style-name="Standard">| <text:s/>2 | aditya <text:s text:c="6"/>| aditya123@gmail.com <text:s text:c="2"/>| NULL <text:s text:c="4"/>|</text:p>
      <text:p text:style-name="Standard">| <text:s/>3 | lokesh <text:s text:c="6"/>| lokesh123@gmail.com <text:s text:c="2"/>| football |</text:p>
      <text:p text:style-name="Standard">| <text:s/>4 | mansi <text:s text:c="7"/>| mansi123@gmail.com <text:s text:c="3"/>| NULL <text:s text:c="4"/>|</text:p>
      <text:p text:style-name="Standard">| <text:s/>5 | himanshu <text:s text:c="4"/>| himanshu123@gmail.com | NULL <text:s text:c="4"/>|</text:p>
      <text:p text:style-name="Standard">| <text:s/>6 | nikhil <text:s text:c="6"/>| nikhil123@gmail.com <text:s text:c="2"/>| NULL <text:s text:c="4"/>|</text:p>
      <text:p text:style-name="Standard">| <text:s/>7 | vinit <text:s text:c="7"/>| vinit123@gmail.com <text:s text:c="3"/>| tennis <text:s text:c="2"/>|</text:p>
      <text:p text:style-name="Standard">+----+--------------+-----------------------+----------+</text:p>
      <text:p text:style-name="Standard">7 rows in set (0.001 sec)</text:p>
      <text:p text:style-name="Standard"/>
      <text:p text:style-name="Standard">MariaDB [practice]&gt; insert into sports_team values(8,"mansi","table tennis");</text:p>
      <text:p text:style-name="Standard">Query OK, 1 row affected (0.002 sec)</text:p>
      <text:p text:style-name="Standard"/>
      <text:p text:style-name="Standard">MariaDB [practice]&gt; select student.id, student.name, student.email, sports_team.sport from student right join sports_team on student.id=sports_team.id;</text:p>
      <text:p text:style-name="Standard">+------+--------------+---------------------+--------------+</text:p>
      <text:p text:style-name="Standard">| id <text:s text:c="2"/>| name <text:s text:c="8"/>| email <text:s text:c="14"/>| sport <text:s text:c="7"/>|</text:p>
      <text:p text:style-name="Standard">+------+--------------+---------------------+--------------+</text:p>
      <text:p text:style-name="Standard">| <text:s text:c="3"/>1 | mukesh kumar | mukesh123@gmail.com | cricket <text:s text:c="5"/>|</text:p>
      <text:p text:style-name="Standard">| <text:s text:c="3"/>3 | lokesh <text:s text:c="6"/>| lokesh123@gmail.com | football <text:s text:c="4"/>|</text:p>
      <text:p text:style-name="Standard">| <text:s text:c="3"/>7 | vinit <text:s text:c="7"/>| vinit123@gmail.com <text:s/>| tennis <text:s text:c="6"/>|</text:p>
      <text:p text:style-name="Standard">| NULL | NULL <text:s text:c="8"/>| NULL <text:s text:c="15"/>| table tennis |</text:p>
      <text:p text:style-name="Standard">+------+--------------+---------------------+--------------+</text:p>
      <text:p text:style-name="Standard">4 rows in set (0.001 sec)</text:p>
      <text:p text:style-name="Standard"/>
      <text:p text:style-name="Standard">MariaDB [practice]&gt; select student.id, student.name, student.email, sports_team.sport from student right join sports_team on student.id=sports_team.id and student.name=sports_team.name;</text:p>
      <text:p text:style-name="Standard"><text:soft-page-break/>+------+--------------+---------------------+--------------+</text:p>
      <text:p text:style-name="Standard">| id <text:s text:c="2"/>| name <text:s text:c="8"/>| email <text:s text:c="14"/>| sport <text:s text:c="7"/>|</text:p>
      <text:p text:style-name="Standard">+------+--------------+---------------------+--------------+</text:p>
      <text:p text:style-name="Standard">| <text:s text:c="3"/>1 | mukesh kumar | mukesh123@gmail.com | cricket <text:s text:c="5"/>|</text:p>
      <text:p text:style-name="Standard">| <text:s text:c="3"/>3 | lokesh <text:s text:c="6"/>| lokesh123@gmail.com | football <text:s text:c="4"/>|</text:p>
      <text:p text:style-name="Standard">| <text:s text:c="3"/>7 | vinit <text:s text:c="7"/>| vinit123@gmail.com <text:s/>| tennis <text:s text:c="6"/>|</text:p>
      <text:p text:style-name="Standard">| NULL | NULL <text:s text:c="8"/>| NULL <text:s text:c="15"/>| table tennis |</text:p>
      <text:p text:style-name="Standard">+------+--------------+---------------------+--------------+</text:p>
      <text:p text:style-name="Standard">4 rows in set (0.001 sec)</text:p>
      <text:p text:style-name="Standard"/>
      <text:p text:style-name="Standard">MariaDB [practice]&gt; select * from sports_team;</text:p>
      <text:p text:style-name="Standard">+----+--------------+--------------+</text:p>
      <text:p text:style-name="Standard">| id | name <text:s text:c="8"/>| sport <text:s text:c="7"/>|</text:p>
      <text:p text:style-name="Standard">+----+--------------+--------------+</text:p>
      <text:p text:style-name="Standard">| <text:s/>1 | mukesh kumar | cricket <text:s text:c="5"/>|</text:p>
      <text:p text:style-name="Standard">| <text:s/>3 | lokesh <text:s text:c="6"/>| football <text:s text:c="4"/>|</text:p>
      <text:p text:style-name="Standard">| <text:s/>7 | vinit <text:s text:c="7"/>| tennis <text:s text:c="6"/>|</text:p>
      <text:p text:style-name="Standard">| <text:s/>8 | mansi <text:s text:c="7"/>| table tennis |</text:p>
      <text:p text:style-name="Standard">+----+--------------+--------------+</text:p>
      <text:p text:style-name="Standard">4 rows in set (0.001 sec)</text:p>
      <text:p text:style-name="Standard"/>
      <text:p text:style-name="Standard">MariaDB [practice]&gt; select sports_team.id, Sport_team.name, student.email, sports_team.sport from student right join sports_team on student.id=sports_team.id;</text:p>
      <text:p text:style-name="Standard">ERROR 1054 (42S22): Unknown column 'Sport_team.name' in 'field list'</text:p>
      <text:p text:style-name="Standard">MariaDB [practice]&gt; select sports_team.id, sports_team.name, student.email, sports_team.sport from student right join sports_team on student.id=sports_team.id;</text:p>
      <text:p text:style-name="Standard">+----+--------------+---------------------+--------------+</text:p>
      <text:p text:style-name="Standard">| id | name <text:s text:c="8"/>| email <text:s text:c="14"/>| sport <text:s text:c="7"/>|</text:p>
      <text:p text:style-name="Standard">+----+--------------+---------------------+--------------+</text:p>
      <text:p text:style-name="Standard">| <text:s/>1 | mukesh kumar | mukesh123@gmail.com | cricket <text:s text:c="5"/>|</text:p>
      <text:p text:style-name="Standard">| <text:s/>3 | lokesh <text:s text:c="6"/>| lokesh123@gmail.com | football <text:s text:c="4"/>|</text:p>
      <text:p text:style-name="Standard">| <text:s/>7 | vinit <text:s text:c="7"/>| vinit123@gmail.com <text:s/>| tennis <text:s text:c="6"/>|</text:p>
      <text:p text:style-name="Standard">| <text:s/>8 | mansi <text:s text:c="7"/>| NULL <text:s text:c="15"/>| table tennis |</text:p>
      <text:p text:style-name="Standard">+----+--------------+---------------------+--------------+</text:p>
      <text:p text:style-name="Standard">4 rows in set (0.001 sec)</text:p>
      <text:p text:style-name="Standard"/>
      <text:p text:style-name="Standard">MariaDB [practice]&gt; select student.id, student.name, sports_team.name as sname, student.email, sports_team.sport from student cross join sports_team;</text:p>
      <text:p text:style-name="Standard">+----+--------------+--------------+-----------------------+--------------+</text:p>
      <text:p text:style-name="Standard">| id | name <text:s text:c="8"/>| sname <text:s text:c="7"/>| email <text:s text:c="16"/>| sport <text:s text:c="7"/>|</text:p>
      <text:p text:style-name="Standard">+----+--------------+--------------+-----------------------+--------------+</text:p>
      <text:p text:style-name="Standard">| <text:s/>1 | mukesh kumar | mukesh kumar | mukesh123@gmail.com <text:s text:c="2"/>| cricket <text:s text:c="5"/>|</text:p>
      <text:p text:style-name="Standard">| <text:s/>1 | mukesh kumar | lokesh <text:s text:c="6"/>| mukesh123@gmail.com <text:s text:c="2"/>| football <text:s text:c="4"/>|</text:p>
      <text:p text:style-name="Standard">| <text:s/>1 | mukesh kumar | vinit <text:s text:c="7"/>| mukesh123@gmail.com <text:s text:c="2"/>| tennis <text:s text:c="6"/>|</text:p>
      <text:p text:style-name="Standard">| <text:s/>1 | mukesh kumar | mansi <text:s text:c="7"/>| mukesh123@gmail.com <text:s text:c="2"/>| table tennis |</text:p>
      <text:p text:style-name="Standard">| <text:s/>2 | aditya <text:s text:c="6"/>| mukesh kumar | aditya123@gmail.com <text:s text:c="2"/>| cricket <text:s text:c="5"/>|</text:p>
      <text:p text:style-name="Standard">| <text:s/>2 | aditya <text:s text:c="6"/>| lokesh <text:s text:c="6"/>| aditya123@gmail.com <text:s text:c="2"/>| football <text:s text:c="4"/>|</text:p>
      <text:p text:style-name="Standard">| <text:s/>2 | aditya <text:s text:c="6"/>| vinit <text:s text:c="7"/>| aditya123@gmail.com <text:s text:c="2"/>| tennis <text:s text:c="6"/>|</text:p>
      <text:p text:style-name="Standard">| <text:s/>2 | aditya <text:s text:c="6"/>| mansi <text:s text:c="7"/>| aditya123@gmail.com <text:s text:c="2"/>| table tennis |</text:p>
      <text:p text:style-name="Standard">| <text:s/>3 | lokesh <text:s text:c="6"/>| mukesh kumar | lokesh123@gmail.com <text:s text:c="2"/>| cricket <text:s text:c="5"/>|</text:p>
      <text:p text:style-name="Standard">| <text:s/>3 | lokesh <text:s text:c="6"/>| lokesh <text:s text:c="6"/>| lokesh123@gmail.com <text:s text:c="2"/>| football <text:s text:c="4"/>|</text:p>
      <text:p text:style-name="Standard">| <text:s/>3 | lokesh <text:s text:c="6"/>| vinit <text:s text:c="7"/>| lokesh123@gmail.com <text:s text:c="2"/>| tennis <text:s text:c="6"/>|</text:p>
      <text:p text:style-name="Standard"><text:soft-page-break/>| <text:s/>3 | lokesh <text:s text:c="6"/>| mansi <text:s text:c="7"/>| lokesh123@gmail.com <text:s text:c="2"/>| table tennis |</text:p>
      <text:p text:style-name="Standard">| <text:s/>4 | mansi <text:s text:c="7"/>| mukesh kumar | mansi123@gmail.com <text:s text:c="3"/>| cricket <text:s text:c="5"/>|</text:p>
      <text:p text:style-name="Standard">| <text:s/>4 | mansi <text:s text:c="7"/>| lokesh <text:s text:c="6"/>| mansi123@gmail.com <text:s text:c="3"/>| football <text:s text:c="4"/>|</text:p>
      <text:p text:style-name="Standard">| <text:s/>4 | mansi <text:s text:c="7"/>| vinit <text:s text:c="7"/>| mansi123@gmail.com <text:s text:c="3"/>| tennis <text:s text:c="6"/>|</text:p>
      <text:p text:style-name="Standard">| <text:s/>4 | mansi <text:s text:c="7"/>| mansi <text:s text:c="7"/>| mansi123@gmail.com <text:s text:c="3"/>| table tennis |</text:p>
      <text:p text:style-name="Standard">| <text:s/>5 | himanshu <text:s text:c="4"/>| mukesh kumar | himanshu123@gmail.com | cricket <text:s text:c="5"/>|</text:p>
      <text:p text:style-name="Standard">| <text:s/>5 | himanshu <text:s text:c="4"/>| lokesh <text:s text:c="6"/>| himanshu123@gmail.com | football <text:s text:c="4"/>|</text:p>
      <text:p text:style-name="Standard">| <text:s/>5 | himanshu <text:s text:c="4"/>| vinit <text:s text:c="7"/>| himanshu123@gmail.com | tennis <text:s text:c="6"/>|</text:p>
      <text:p text:style-name="Standard">| <text:s/>5 | himanshu <text:s text:c="4"/>| mansi <text:s text:c="7"/>| himanshu123@gmail.com | table tennis |</text:p>
      <text:p text:style-name="Standard">| <text:s/>6 | nikhil <text:s text:c="6"/>| mukesh kumar | nikhil123@gmail.com <text:s text:c="2"/>| cricket <text:s text:c="5"/>|</text:p>
      <text:p text:style-name="Standard">| <text:s/>6 | nikhil <text:s text:c="6"/>| lokesh <text:s text:c="6"/>| nikhil123@gmail.com <text:s text:c="2"/>| football <text:s text:c="4"/>|</text:p>
      <text:p text:style-name="Standard">| <text:s/>6 | nikhil <text:s text:c="6"/>| vinit <text:s text:c="7"/>| nikhil123@gmail.com <text:s text:c="2"/>| tennis <text:s text:c="6"/>|</text:p>
      <text:p text:style-name="Standard">| <text:s/>6 | nikhil <text:s text:c="6"/>| mansi <text:s text:c="7"/>| nikhil123@gmail.com <text:s text:c="2"/>| table tennis |</text:p>
      <text:p text:style-name="Standard">| <text:s/>7 | vinit <text:s text:c="7"/>| mukesh kumar | vinit123@gmail.com <text:s text:c="3"/>| cricket <text:s text:c="5"/>|</text:p>
      <text:p text:style-name="Standard">| <text:s/>7 | vinit <text:s text:c="7"/>| lokesh <text:s text:c="6"/>| vinit123@gmail.com <text:s text:c="3"/>| football <text:s text:c="4"/>|</text:p>
      <text:p text:style-name="Standard">| <text:s/>7 | vinit <text:s text:c="7"/>| vinit <text:s text:c="7"/>| vinit123@gmail.com <text:s text:c="3"/>| tennis <text:s text:c="6"/>|</text:p>
      <text:p text:style-name="Standard">| <text:s/>7 | vinit <text:s text:c="7"/>| mansi <text:s text:c="7"/>| vinit123@gmail.com <text:s text:c="3"/>| table tennis |</text:p>
      <text:p text:style-name="Standard">+----+--------------+--------------+-----------------------+--------------+</text:p>
      <text:p text:style-name="Standard">28 rows in set (0.001 sec)</text:p>
      <text:p text:style-name="Standard"/>
      <text:p text:style-name="Standard">MariaDB [practice]&gt; select student.id from student cross join sports_team;</text:p>
      <text:p text:style-name="Standard">+----+</text:p>
      <text:p text:style-name="Standard">| id |</text:p>
      <text:p text:style-name="Standard">+----+</text:p>
      <text:p text:style-name="Standard">| <text:s/>1 |</text:p>
      <text:p text:style-name="Standard">| <text:s/>1 |</text:p>
      <text:p text:style-name="Standard">| <text:s/>1 |</text:p>
      <text:p text:style-name="Standard">| <text:s/>1 |</text:p>
      <text:p text:style-name="Standard">| <text:s/>2 |</text:p>
      <text:p text:style-name="Standard">| <text:s/>2 |</text:p>
      <text:p text:style-name="Standard">| <text:s/>2 |</text:p>
      <text:p text:style-name="Standard">| <text:s/>2 |</text:p>
      <text:p text:style-name="Standard">| <text:s/>3 |</text:p>
      <text:p text:style-name="Standard">| <text:s/>3 |</text:p>
      <text:p text:style-name="Standard">| <text:s/>3 |</text:p>
      <text:p text:style-name="Standard">| <text:s/>3 |</text:p>
      <text:p text:style-name="Standard">| <text:s/>4 |</text:p>
      <text:p text:style-name="Standard">| <text:s/>4 |</text:p>
      <text:p text:style-name="Standard">| <text:s/>4 |</text:p>
      <text:p text:style-name="Standard">| <text:s/>4 |</text:p>
      <text:p text:style-name="Standard">| <text:s/>5 |</text:p>
      <text:p text:style-name="Standard">| <text:s/>5 |</text:p>
      <text:p text:style-name="Standard">| <text:s/>5 |</text:p>
      <text:p text:style-name="Standard">| <text:s/>5 |</text:p>
      <text:p text:style-name="Standard">| <text:s/>6 |</text:p>
      <text:p text:style-name="Standard">| <text:s/>6 |</text:p>
      <text:p text:style-name="Standard">| <text:s/>6 |</text:p>
      <text:p text:style-name="Standard">| <text:s/>6 |</text:p>
      <text:p text:style-name="Standard">| <text:s/>7 |</text:p>
      <text:p text:style-name="Standard">| <text:s/>7 |</text:p>
      <text:p text:style-name="Standard">| <text:s/>7 |</text:p>
      <text:p text:style-name="Standard">| <text:s/>7 |</text:p>
      <text:p text:style-name="Standard"><text:soft-page-break/>+----+</text:p>
      <text:p text:style-name="Standard">28 rows in set (0.001 sec)</text:p>
      <text:p text:style-name="Standard"/>
      <text:p text:style-name="Standard">MariaDB [practice]&gt; select student.id, student.name, sports_team.name as sname, student.email, sports_team.sport from student cross join sports_team where student.id=sports_team.id;</text:p>
      <text:p text:style-name="Standard">+----+--------------+--------------+---------------------+----------+</text:p>
      <text:p text:style-name="Standard">| id | name <text:s text:c="8"/>| sname <text:s text:c="7"/>| email <text:s text:c="14"/>| sport <text:s text:c="3"/>|</text:p>
      <text:p text:style-name="Standard">+----+--------------+--------------+---------------------+----------+</text:p>
      <text:p text:style-name="Standard">| <text:s/>1 | mukesh kumar | mukesh kumar | mukesh123@gmail.com | cricket <text:s/>|</text:p>
      <text:p text:style-name="Standard">| <text:s/>3 | lokesh <text:s text:c="6"/>| lokesh <text:s text:c="6"/>| lokesh123@gmail.com | football |</text:p>
      <text:p text:style-name="Standard">| <text:s/>7 | vinit <text:s text:c="7"/>| vinit <text:s text:c="7"/>| vinit123@gmail.com <text:s/>| tennis <text:s text:c="2"/>|</text:p>
      <text:p text:style-name="Standard">+----+--------------+--------------+---------------------+----------+</text:p>
      <text:p text:style-name="Standard">3 rows in set (0.001 sec)</text:p>
      <text:p text:style-name="Standard"/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1 sec)</text:p>
      <text:p text:style-name="Standard"/>
      <text:p text:style-name="Standard">MariaDB [practice]&gt; select a.name as person1, b.name as person2</text:p>
      <text:p text:style-name="Standard"><text:s text:c="4"/>-&gt; from student as a, sports_team as b</text:p>
      <text:p text:style-name="Standard"><text:s text:c="4"/>-&gt; where a.id&lt;&gt;b.id</text:p>
      <text:p text:style-name="Standard"><text:s text:c="4"/>-&gt; and a.name = b.name;</text:p>
      <text:p text:style-name="Standard">+---------+---------+</text:p>
      <text:p text:style-name="Standard">| person1 | person2 |</text:p>
      <text:p text:style-name="Standard">+---------+---------+</text:p>
      <text:p text:style-name="Standard">| mansi <text:s text:c="2"/>| mansi <text:s text:c="2"/>|</text:p>
      <text:p text:style-name="Standard">+---------+---------+</text:p>
      <text:p text:style-name="Standard">1 row in set (0.001 sec)</text:p>
      <text:p text:style-name="Standard"/>
      <text:p text:style-name="Standard">MariaDB [practice]&gt; select a.name as person1, b.name as person2 from student as a, student as b where a.id&lt;&gt;b.id and a.name = b.name;</text:p>
      <text:p text:style-name="Standard">Empty set (0.001 sec)</text:p>
      <text:p text:style-name="Standard"/>
      <text:p text:style-name="Standard">MariaDB [practice]&gt; create table supervisor(</text:p>
      <text:p text:style-name="Standard"><text:s text:c="4"/>-&gt; id bigint(10) primary key,</text:p>
      <text:p text:style-name="Standard"><text:s text:c="4"/>-&gt; name varchar(100) not null,</text:p>
      <text:p text:style-name="Standard"><text:s text:c="4"/>-&gt; supervisorid bigint(10) not null</text:p>
      <text:p text:style-name="Standard"><text:s text:c="4"/>-&gt; );</text:p>
      <text:p text:style-name="Standard">Query OK, 0 rows affected (0.010 sec)</text:p>
      <text:p text:style-name="Standard"/>
      <text:p text:style-name="Standard">MariaDB [practice]&gt; insert into supervisor values(1, 'Aman', 3);</text:p>
      <text:p text:style-name="Standard">Query OK, 1 row affected (0.003 sec)</text:p>
      <text:p text:style-name="Standard"><text:soft-page-break/></text:p>
      <text:p text:style-name="Standard">MariaDB [practice]&gt; insert into supervisor values(2, 'Amit', 3);</text:p>
      <text:p text:style-name="Standard">Query OK, 1 row affected (0.002 sec)</text:p>
      <text:p text:style-name="Standard"/>
      <text:p text:style-name="Standard">MariaDB [practice]&gt; insert into supervisor values(3, 'Arun', 4);</text:p>
      <text:p text:style-name="Standard">Query OK, 1 row affected (0.002 sec)</text:p>
      <text:p text:style-name="Standard"/>
      <text:p text:style-name="Standard">MariaDB [practice]&gt; insert into supervisor values(4, 'Ashish', 5);</text:p>
      <text:p text:style-name="Standard">Query OK, 1 row affected (0.002 sec)</text:p>
      <text:p text:style-name="Standard"/>
      <text:p text:style-name="Standard">MariaDB [practice]&gt; select * from supervisor;</text:p>
      <text:p text:style-name="Standard">+----+--------+--------------+</text:p>
      <text:p text:style-name="Standard">| id | name <text:s text:c="2"/>| supervisorid |</text:p>
      <text:p text:style-name="Standard">+----+--------+--------------+</text:p>
      <text:p text:style-name="Standard">| <text:s/>1 | Aman <text:s text:c="2"/>| <text:s text:c="11"/>3 |</text:p>
      <text:p text:style-name="Standard">| <text:s/>2 | Amit <text:s text:c="2"/>| <text:s text:c="11"/>3 |</text:p>
      <text:p text:style-name="Standard">| <text:s/>3 | Arun <text:s text:c="2"/>| <text:s text:c="11"/>4 |</text:p>
      <text:p text:style-name="Standard">| <text:s/>4 | Ashish | <text:s text:c="11"/>5 |</text:p>
      <text:p text:style-name="Standard">+----+--------+--------------+</text:p>
      <text:p text:style-name="Standard">4 rows in set (0.001 sec)</text:p>
      <text:p text:style-name="Standard"/>
      <text:p text:style-name="Standard">MariaDB [practice]&gt; select s.name, s1.name</text:p>
      <text:p text:style-name="Standard"><text:s text:c="4"/>-&gt; from supervisor s left join supervisor s1</text:p>
      <text:p text:style-name="Standard"><text:s text:c="4"/>-&gt; on s.supervisor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4 rows in set (0.001 sec)</text:p>
      <text:p text:style-name="Standard"/>
      <text:p text:style-name="Standard">MariaDB [practice]&gt; select s.name, s1.name as supervisor from supervisor s left join supervisor s1 on s.supervisorid=s1.id;</text:p>
      <text:p text:style-name="Standard">+--------+------------+</text:p>
      <text:p text:style-name="Standard">| name <text:s text:c="2"/>| supervisor |</text:p>
      <text:p text:style-name="Standard">+--------+------------+</text:p>
      <text:p text:style-name="Standard">| Aman <text:s text:c="2"/>| Arun <text:s text:c="6"/>|</text:p>
      <text:p text:style-name="Standard">| Amit <text:s text:c="2"/>| Arun <text:s text:c="6"/>|</text:p>
      <text:p text:style-name="Standard">| Arun <text:s text:c="2"/>| Ashish <text:s text:c="4"/>|</text:p>
      <text:p text:style-name="Standard">| Ashish | NULL <text:s text:c="6"/>|</text:p>
      <text:p text:style-name="Standard">+--------+------------+</text:p>
      <text:p text:style-name="Standard">4 rows in set (0.001 sec)</text:p>
      <text:p text:style-name="Standard"/>
      <text:p text:style-name="Standard">MariaDB [practice]&gt; select s.name, s1.name as supervisor from supervisor s left join supervisor s1 on s.supervisorid=s1.id</text:p>
      <text:p text:style-name="Standard"><text:s text:c="4"/>-&gt; union all</text:p>
      <text:p text:style-name="Standard"><text:s text:c="4"/>-&gt; select s.name, s1.name as supervisor from supervisor s left join supervisor s1 on s.supervisorid=s1.id;</text:p>
      <text:p text:style-name="Standard">+--------+------------+</text:p>
      <text:p text:style-name="Standard"><text:soft-page-break/>| name <text:s text:c="2"/>| supervisor |</text:p>
      <text:p text:style-name="Standard">+--------+------------+</text:p>
      <text:p text:style-name="Standard">| Aman <text:s text:c="2"/>| Arun <text:s text:c="6"/>|</text:p>
      <text:p text:style-name="Standard">| Amit <text:s text:c="2"/>| Arun <text:s text:c="6"/>|</text:p>
      <text:p text:style-name="Standard">| Arun <text:s text:c="2"/>| Ashish <text:s text:c="4"/>|</text:p>
      <text:p text:style-name="Standard">| Ashish | NULL <text:s text:c="6"/>|</text:p>
      <text:p text:style-name="Standard">| Aman <text:s text:c="2"/>| Arun <text:s text:c="6"/>|</text:p>
      <text:p text:style-name="Standard">| Amit <text:s text:c="2"/>| Arun <text:s text:c="6"/>|</text:p>
      <text:p text:style-name="Standard">| Arun <text:s text:c="2"/>| Ashish <text:s text:c="4"/>|</text:p>
      <text:p text:style-name="Standard">| Ashish | NULL <text:s text:c="6"/>|</text:p>
      <text:p text:style-name="Standard">+--------+------------+</text:p>
      <text:p text:style-name="Standard">8 rows in set (0.001 sec)</text:p>
      <text:p text:style-name="Standard"/>
      <text:p text:style-name="Standard">MariaDB [practice]&gt; select * from supervisor</text:p>
      <text:p text:style-name="Standard"><text:s text:c="4"/>-&gt; ;</text:p>
      <text:p text:style-name="Standard">+----+--------+--------------+</text:p>
      <text:p text:style-name="Standard">| id | name <text:s text:c="2"/>| supervisorid |</text:p>
      <text:p text:style-name="Standard">+----+--------+--------------+</text:p>
      <text:p text:style-name="Standard">| <text:s/>1 | Aman <text:s text:c="2"/>| <text:s text:c="11"/>3 |</text:p>
      <text:p text:style-name="Standard">| <text:s/>2 | Amit <text:s text:c="2"/>| <text:s text:c="11"/>3 |</text:p>
      <text:p text:style-name="Standard">| <text:s/>3 | Arun <text:s text:c="2"/>| <text:s text:c="11"/>4 |</text:p>
      <text:p text:style-name="Standard">| <text:s/>4 | Ashish | <text:s text:c="11"/>5 |</text:p>
      <text:p text:style-name="Standard">+----+--------+--------------+</text:p>
      <text:p text:style-name="Standard">4 rows in set (0.000 sec)</text:p>
      <text:p text:style-name="Standard"/>
      <text:p text:style-name="Standard">MariaDB [practice]&gt; select name, supervisorid</text:p>
      <text:p text:style-name="Standard"><text:s text:c="4"/>-&gt; from supervisor</text:p>
      <text:p text:style-name="Standard"><text:s text:c="4"/>-&gt; group by supervisorid;</text:p>
      <text:p text:style-name="Standard">+--------+--------------+</text:p>
      <text:p text:style-name="Standard">| name <text:s text:c="2"/>| supervisorid |</text:p>
      <text:p text:style-name="Standard">+--------+--------------+</text:p>
      <text:p text:style-name="Standard">| Aman <text:s text:c="2"/>| <text:s text:c="11"/>3 |</text:p>
      <text:p text:style-name="Standard">| Arun <text:s text:c="2"/>| <text:s text:c="11"/>4 |</text:p>
      <text:p text:style-name="Standard">| Ashish | <text:s text:c="11"/>5 |</text:p>
      <text:p text:style-name="Standard">+--------+--------------+</text:p>
      <text:p text:style-name="Standard">3 rows in set (0.001 sec)</text:p>
      <text:p text:style-name="Standard"/>
      <text:p text:style-name="Standard">MariaDB [practice]&gt; select count(id) as total_candidates, supervisorid</text:p>
      <text:p text:style-name="Standard"><text:s text:c="4"/>-&gt; from supervisor</text:p>
      <text:p text:style-name="Standard"><text:s text:c="4"/>-&gt; group by supervisorid;</text:p>
      <text:p text:style-name="Standard">+------------------+--------------+</text:p>
      <text:p text:style-name="Standard">| total_candidates | supervisorid |</text:p>
      <text:p text:style-name="Standard">+------------------+--------------+</text:p>
      <text:p text:style-name="Standard">| <text:s text:c="15"/>2 | <text:s text:c="11"/>3 |</text:p>
      <text:p text:style-name="Standard">| <text:s text:c="15"/>1 | <text:s text:c="11"/>4 |</text:p>
      <text:p text:style-name="Standard">| <text:s text:c="15"/>1 | <text:s text:c="11"/>5 |</text:p>
      <text:p text:style-name="Standard">+------------------+--------------+</text:p>
      <text:p text:style-name="Standard">3 rows in set (0.001 sec)</text:p>
      <text:p text:style-name="Standard"/>
      <text:p text:style-name="Standard">MariaDB [practice]&gt; select name</text:p>
      <text:p text:style-name="Standard"><text:s text:c="4"/>-&gt; ;</text:p>
      <text:p text:style-name="Standard">ERROR 1054 (42S22): Unknown column 'name' in 'field list'</text:p>
      <text:p text:style-name="Standard"><text:soft-page-break/>MariaDB [practice]&gt; select id,name</text:p>
      <text:p text:style-name="Standard"><text:s text:c="4"/>-&gt; from supervisor</text:p>
      <text:p text:style-name="Standard"><text:s text:c="4"/>-&gt; ;</text:p>
      <text:p text:style-name="Standard">+----+--------+</text:p>
      <text:p text:style-name="Standard">| id | name <text:s text:c="2"/>|</text:p>
      <text:p text:style-name="Standard">+----+--------+</text:p>
      <text:p text:style-name="Standard">| <text:s/>1 | Aman <text:s text:c="2"/>|</text:p>
      <text:p text:style-name="Standard">| <text:s/>2 | Amit <text:s text:c="2"/>|</text:p>
      <text:p text:style-name="Standard">| <text:s/>3 | Arun <text:s text:c="2"/>|</text:p>
      <text:p text:style-name="Standard">| <text:s/>4 | Ashish |</text:p>
      <text:p text:style-name="Standard">+----+--------+</text:p>
      <text:p text:style-name="Standard">4 rows in set (0.001 sec)</text:p>
      <text:p text:style-name="Standard"/>
      <text:p text:style-name="Standard">MariaDB [practice]&gt; select count(id) as total_candidates, supervisorid</text:p>
      <text:p text:style-name="Standard"><text:s text:c="4"/>-&gt; from supervisor</text:p>
      <text:p text:style-name="Standard"><text:s text:c="4"/>-&gt; group by supervisorid</text:p>
      <text:p text:style-name="Standard"><text:s text:c="4"/>-&gt; having count(id)&gt;1;</text:p>
      <text:p text:style-name="Standard">+------------------+--------------+</text:p>
      <text:p text:style-name="Standard">| total_candidates | supervisorid |</text:p>
      <text:p text:style-name="Standard">+------------------+--------------+</text:p>
      <text:p text:style-name="Standard">| <text:s text:c="15"/>2 | <text:s text:c="11"/>3 |</text:p>
      <text:p text:style-name="Standard">+------------------+--------------+</text:p>
      <text:p text:style-name="Standard">1 row in set (0.001 sec)</text:p>
      <text:p text:style-name="Standard"/>
      <text:p text:style-name="Standard">MariaDB [practice]&gt; truncate table supervisor</text:p>
      <text:p text:style-name="Standard"><text:s text:c="4"/>-&gt; ;</text:p>
      <text:p text:style-name="Standard">Query OK, 0 rows affected (0.011 sec)</text:p>
      <text:p text:style-name="Standard"/>
      <text:p text:style-name="Standard">MariaDB [practice]&gt; Ctrl-C -- exit!</text:p>
      <text:p text:style-name="Standard">Aborted</text:p>
      <text:p text:style-name="Standard">addweb@JPL-011:~$ delimiter//</text:p>
      <text:p text:style-name="Standard">bash: delimiter//: No such file or directory</text:p>
      <text:p text:style-name="Standard">addweb@JPL-011:~$ DELIMITER //</text:p>
      <text:p text:style-name="Standard">DELIMITER: command not found</text:p>
      <text:p text:style-name="Standard">addweb@JPL-011:~$ DELIMITER $$</text:p>
      <text:p text:style-name="Standard">DELIMITER: command not found</text:p>
      <text:p text:style-name="Standard">addweb@JPL-011:~$ sudo /opt/lampp/bin/mysql -u root</text:p>
      <text:p text:style-name="Standard">[sudo] password for addweb: </text:p>
      <text:p text:style-name="Standard">Warning: World-writable config file '/opt/lampp/etc/my.cnf' is ignored</text:p>
      <text:p text:style-name="Standard">Welcome to the MariaDB monitor. <text:s/>Commands end with ; or \g.</text:p>
      <text:p text:style-name="Standard">Your MariaDB connection id is 1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practice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<text:soft-page-break/>MariaDB [practice]&gt; delimiter //</text:p>
      <text:p text:style-name="Standard">MariaDB [practice]&gt; create procedure getstudentdata()</text:p>
      <text:p text:style-name="Standard"><text:s text:c="4"/>-&gt; begin</text:p>
      <text:p text:style-name="Standard"><text:s text:c="4"/>-&gt; select* from student;</text:p>
      <text:p text:style-name="Standard"><text:s text:c="4"/>-&gt; end//</text:p>
      <text:p text:style-name="Standard">Query OK, 0 rows affected (0.003 sec)</text:p>
      <text:p text:style-name="Standard"/>
      <text:p text:style-name="Standard">MariaDB [practice]&gt; delimiter;</text:p>
      <text:p text:style-name="Standard"><text:s text:c="4"/>-&gt; getstudentdata();</text:p>
      <text:p text:style-name="Standard"><text:s text:c="4"/>-&gt;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iter;getstudentdata()' at line 1</text:p>
      <text:p text:style-name="Standard">MariaDB [practice]&gt; delimiter ;</text:p>
      <text:p text:style-name="Standard">MariaDB [practice]&gt; call getstudentdata()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1 sec)</text:p>
      <text:p text:style-name="Standard"/>
      <text:p text:style-name="Standard">Query OK, 0 rows affected (0.001 sec)</text:p>
      <text:p text:style-name="Standard"/>
      <text:p text:style-name="Standard">MariaDB [practice]&gt; delimiter //</text:p>
      <text:p text:style-name="Standard">MariaDB [practice]&gt; create procedure getstudentByid(in studentId bigint)</text:p>
      <text:p text:style-name="Standard"><text:s text:c="4"/>-&gt; begin</text:p>
      <text:p text:style-name="Standard"><text:s text:c="4"/>-&gt; select * from student where id=studentId;</text:p>
      <text:p text:style-name="Standard"><text:s text:c="4"/>-&gt; end //</text:p>
      <text:p text:style-name="Standard">Query OK, 0 rows affected (0.004 sec)</text:p>
      <text:p text:style-name="Standard"/>
      <text:p text:style-name="Standard">MariaDB [practice]&gt; delimiter ;</text:p>
      <text:p text:style-name="Standard">MariaDB [practice]&gt; call getstudentByid(1);</text:p>
      <text:p text:style-name="Standard">+----+--------------+---------------------+------------+</text:p>
      <text:p text:style-name="Standard">| id | name <text:s text:c="8"/>| email <text:s text:c="14"/>| mobile <text:s text:c="4"/>|</text:p>
      <text:p text:style-name="Standard">+----+--------------+---------------------+------------+</text:p>
      <text:p text:style-name="Standard">| <text:s/>1 | mukesh kumar | mukesh123@gmail.com | 9111111111 |</text:p>
      <text:p text:style-name="Standard">+----+--------------+---------------------+--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practice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9:02:48.634785586</meta:creation-date>
    <dc:date>2021-11-15T19:26:13.553348265</dc:date>
    <meta:editing-duration>PT3M4S</meta:editing-duration>
    <meta:editing-cycles>1</meta:editing-cycles>
    <meta:document-statistic meta:table-count="0" meta:image-count="0" meta:object-count="0" meta:page-count="15" meta:paragraph-count="672" meta:word-count="4338" meta:character-count="29405" meta:non-whitespace-character-count="23410"/>
    <meta:generator>LibreOffice/6.0.7.3$Linux_X86_64 LibreOffice_project/00m0$Build-3</meta:generator>
  </office:meta>
</office:document-meta>
</file>